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b56" officeooo:paragraph-rsid="00017b56"/>
    </style:style>
    <style:style style:name="P2" style:family="paragraph" style:parent-style-name="Standard">
      <style:text-properties officeooo:rsid="0001e207" officeooo:paragraph-rsid="0001e207"/>
    </style:style>
    <style:style style:name="P3" style:family="paragraph" style:parent-style-name="Standard">
      <style:text-properties officeooo:rsid="0003429b" officeooo:paragraph-rsid="0003429b"/>
    </style:style>
    <style:style style:name="T1" style:family="text">
      <style:text-properties officeooo:rsid="0001e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vocabulaire</text:p>
      <text:p text:style-name="Standard"/>
      <text:p text:style-name="P2">- Dossier numéroté</text:p>
      <text:p text:style-name="P2">- feuille d’exercices supplémentaires</text:p>
      <text:p text:style-name="P1">- théorie <text:span text:style-name="T1">cahier</text:span></text:p>
      <text:p text:style-name="P1">- feuille de révision</text:p>
      <text:p text:style-name="P1">- test</text:p>
      <text:p text:style-name="P1">-livre avec pages</text:p>
      <text:p text:style-name="P1">- mindmap personnelle du chapitre</text:p>
      <text:p text:style-name="P1"/>
      <text:p text:style-name="P2">Dossier numéroté </text:p>
      <text:p text:style-name="P1"/>
      <text:p text:style-name="P1"/>
      <text:p text:style-name="P1"/>
      <text:p text:style-name="P1">La théorie se fait :</text:p>
      <text:p text:style-name="P1"/>
      <text:p text:style-name="P1">dans le cahier</text:p>
      <text:p text:style-name="P1">sur feuille distribuée</text:p>
      <text:p text:style-name="P1"/>
      <text:p text:style-name="P1">Les intercalaires pour le classeur</text:p>
      <text:p text:style-name="P1"/>
      <text:p text:style-name="P1">1 théorie</text:p>
      <text:p text:style-name="P1">2 Feuille de revision</text:p>
      <text:p text:style-name="P1">3 test</text:p>
      <text:p text:style-name="P1">4 exercices en cours</text:p>
      <text:p text:style-name="P1">5 dessin technique</text:p>
      <text:p text:style-name="P1">6 scien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11:19:19.922005400</meta:creation-date>
    <meta:generator>LibreOffice/7.2.6.2$Linux_X86_64 LibreOffice_project/20$Build-2</meta:generator>
    <dc:date>2022-05-09T11:08:44.469735154</dc:date>
    <meta:editing-duration>PT9M50S</meta:editing-duration>
    <meta:editing-cycles>3</meta:editing-cycles>
    <meta:document-statistic meta:table-count="0" meta:image-count="0" meta:object-count="0" meta:page-count="1" meta:paragraph-count="19" meta:word-count="60" meta:character-count="350" meta:non-whitespace-character-count="308"/>
  </office:meta>
</office:document-meta>
</file>